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Signika" svg:font-family="Signika" style:font-pitch="variable"/>
    <style:font-face style:name="Signika Negative" svg:font-family="'Signika Negativ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399cm" style:rel-column-width="24669*"/>
    </style:style>
    <style:style style:name="Tabelle1.B" style:family="table-column">
      <style:table-column-properties style:column-width="0.349cm" style:rel-column-width="1346*"/>
    </style:style>
    <style:style style:name="Tabelle1.C" style:family="table-column">
      <style:table-column-properties style:column-width="3.15cm" style:rel-column-width="12144*"/>
    </style:style>
    <style:style style:name="Tabelle1.D" style:family="table-column">
      <style:table-column-properties style:column-width="7.101cm" style:rel-column-width="27376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padding="0cm" fo:border-left="none" fo:border-right="none" fo:border-top="none" fo:border-bottom="1pt solid #000000"/>
    </style:style>
    <style:style style:name="Tabelle1.C6" style:family="table-cell">
      <style:table-cell-properties fo:padding="0.049cm" fo:border-left="none" fo:border-right="none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fo:font-size="8pt" officeooo:paragraph-rsid="00264192" style:font-size-asian="8pt" style:font-size-complex="8pt"/>
    </style:style>
    <style:style style:name="P2" style:family="paragraph" style:parent-style-name="Standard">
      <style:text-properties style:font-name="Signika Negative"/>
    </style:style>
    <style:style style:name="P3" style:family="paragraph" style:parent-style-name="Standard">
      <style:paragraph-properties fo:text-align="center" style:justify-single-word="false"/>
      <style:text-properties style:font-name="Signika Negative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Signika Negative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ignika Negative"/>
    </style:style>
    <style:style style:name="P6" style:family="paragraph" style:parent-style-name="Standard">
      <style:paragraph-properties>
        <style:tab-stops>
          <style:tab-stop style:position="4.997cm"/>
          <style:tab-stop style:position="8.003cm"/>
        </style:tab-stops>
      </style:paragraph-properties>
      <style:text-properties style:font-name="Signika Negative"/>
    </style:style>
    <style:style style:name="P7" style:family="paragraph" style:parent-style-name="Standard">
      <style:paragraph-properties fo:text-align="start" style:justify-single-word="false"/>
      <style:text-properties style:font-name="Signika Negativ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Signika Negative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Signika Negative" fo:font-size="12p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Signika Negative" fo:font-size="12pt" officeooo:paragraph-rsid="000e4eb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Signika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" fo:font-size="12pt" style:font-size-asian="12pt" style:font-size-complex="12pt"/>
    </style:style>
    <style:style style:name="P1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Signika Negative" fo:font-size="12p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style:font-name="Signika Negative" fo:font-size="12pt" officeooo:rsid="00126344" officeooo:paragraph-rsid="001e7c7c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style:font-name="Signika Negative" fo:font-size="12pt" officeooo:paragraph-rsid="001e7c7c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"/>
    </style:style>
    <style:style style:name="P1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-0.847cm"/>
          <style:tab-stop style:position="1.928cm"/>
          <style:tab-stop style:position="2.775cm"/>
        </style:tab-stops>
      </style:paragraph-properties>
      <style:text-properties style:font-name="Signika Negative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.4cm" fo:margin-bottom="0cm" style:contextual-spacing="false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style:font-name="Signika Negative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style:font-name="Signika Negative" officeooo:paragraph-rsid="00126344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62cm"/>
          <style:tab-stop style:position="10.465cm"/>
        </style:tab-stops>
      </style:paragraph-properties>
      <style:text-properties style:font-name="Signika Negative" fo:font-size="10pt" officeooo:paragraph-rsid="00126344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style:font-name="Signika Negative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style:font-name="Signika Negative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Signika Negative"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top="0cm" fo:margin-bottom="0cm" style:contextual-spacing="false">
        <style:tab-stops>
          <style:tab-stop style:position="4.997cm"/>
          <style:tab-stop style:position="8.003cm"/>
        </style:tab-stops>
      </style:paragraph-properties>
      <style:text-properties style:font-name="Signika Negative"/>
    </style:style>
    <style:style style:name="P26" style:family="paragraph" style:parent-style-name="Standard">
      <style:paragraph-properties fo:margin-top="0.3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style:font-name="Signika Negative" fo:font-size="12pt" style:font-size-asian="12pt" style:font-size-complex="12pt"/>
    </style:style>
    <style:style style:name="P27" style:family="paragraph" style:parent-style-name="Standard">
      <style:paragraph-properties fo:margin-left="0.499cm" fo:margin-right="0cm" fo:margin-top="4.001cm" fo:margin-bottom="0cm" style:contextual-spacing="false" fo:text-align="start" style:justify-single-word="false" fo:text-indent="0cm" style:auto-text-indent="false"/>
      <style:text-properties style:font-name="Signika Negative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499cm" fo:margin-right="0cm" fo:margin-top="0cm" fo:margin-bottom="0cm" style:contextual-spacing="false" fo:text-align="start" style:justify-single-word="false" fo:text-indent="0cm" style:auto-text-indent="false"/>
      <style:text-properties style:font-name="Signika Negative"/>
    </style:style>
    <style:style style:name="P29" style:family="paragraph" style:parent-style-name="Heading_20_1">
      <style:paragraph-properties fo:break-before="page"/>
      <style:text-properties style:font-name="Signika Negative"/>
    </style:style>
    <style:style style:name="P30" style:family="paragraph" style:parent-style-name="Table_20_Contents">
      <style:paragraph-properties fo:margin-top="0.199cm" fo:margin-bottom="0cm" style:contextual-spacing="false" fo:line-height="100%" fo:text-align="end" style:justify-single-word="false"/>
      <style:text-properties style:font-name="Signika Negative" fo:font-size="12pt" officeooo:paragraph-rsid="001e7c7c" style:font-size-asian="12pt" style:font-size-complex="12pt"/>
    </style:style>
    <style:style style:name="P31" style:family="paragraph" style:parent-style-name="Table_20_Contents">
      <style:text-properties style:font-name="Signika Negative" fo:font-size="12pt" style:font-size-asian="12pt" style:font-size-complex="12pt"/>
    </style:style>
    <style:style style:name="P32" style:family="paragraph" style:parent-style-name="Table_20_Contents">
      <style:paragraph-properties fo:line-height="100%" fo:text-align="end" style:justify-single-word="false"/>
      <style:text-properties style:font-name="Signika Negative" fo:font-size="12pt" officeooo:paragraph-rsid="001e7c7c" style:font-size-asian="12pt" style:font-size-complex="12pt"/>
    </style:style>
    <style:style style:name="P33" style:family="paragraph" style:parent-style-name="Heading_20_3">
      <style:text-properties style:font-name="Signika Negative"/>
    </style:style>
    <style:style style:name="P34" style:family="paragraph" style:parent-style-name="Heading_20_3">
      <style:text-properties style:font-name="Signika Negative" fo:font-size="14pt" style:font-size-asian="14pt" style:font-size-complex="14pt"/>
    </style:style>
    <style:style style:name="P35" style:family="paragraph" style:parent-style-name="Heading_20_3">
      <style:paragraph-properties fo:break-before="page"/>
      <style:text-properties style:font-name="Signika Negative"/>
    </style:style>
    <style:style style:name="P36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P37" style:family="paragraph">
      <style:paragraph-properties fo:text-align="start"/>
      <style:text-properties style:text-line-through-style="none" fo:font-family="'Signika Negative'" style:font-style-name="Standard" style:font-pitch="variable" fo:font-size="12pt" fo:font-style="normal" style:text-underline-style="none" fo:font-weight="normal"/>
    </style:style>
    <style:style style:name="T1" style:family="text">
      <style:text-properties officeooo:rsid="00264192"/>
    </style:style>
    <style:style style:name="T2" style:family="text">
      <style:text-properties officeooo:rsid="00269fd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Wingdings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officeooo:rsid="00126344" style:font-style-asian="italic" style:font-style-complex="italic"/>
    </style:style>
    <style:style style:name="T8" style:family="text">
      <style:text-properties fo:font-style="italic" officeooo:rsid="001e7c7c" style:font-style-asian="italic" style:font-style-complex="italic"/>
    </style:style>
    <style:style style:name="T9" style:family="text">
      <style:text-properties fo:font-style="italic" officeooo:rsid="00249b67" style:font-style-asian="italic" style:font-style-complex="italic"/>
    </style:style>
    <style:style style:name="T10" style:family="text">
      <style:text-properties officeooo:rsid="00126344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26344"/>
    </style:style>
    <style:style style:name="T13" style:family="text">
      <style:text-properties officeooo:rsid="001e7c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  <style:style style:name="gr5" style:family="graphic" style:data-style-name="C118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bottom" fo:border="none"/>
    </style:style>
    <number:date-style style:name="C118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lyricist" form:control-implementation="ooo:com.sun.star.form.component.CheckBox" xml:id="control1" form:id="control1" form:label="Texter(in)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omposer" form:control-implementation="ooo:com.sun.star.form.component.CheckBox" xml:id="control2" form:id="control2" form:label="Komponist(in)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ducer" form:control-implementation="ooo:com.sun.star.form.component.CheckBox" xml:id="control3" form:id="control3" form:label="Musikproduzent(in)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mixer" form:control-implementation="ooo:com.sun.star.form.component.CheckBox" xml:id="control4" form:id="control4" form:label="Remixer(in)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j" form:control-implementation="ooo:com.sun.star.form.component.CheckBox" xml:id="control5" form:id="control5" form:label="DJ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nvestMmbr" form:control-implementation="ooo:com.sun.star.form.component.RadioButton" xml:id="control6" form:id="control6" form:label="ja" form:visual-effect="flat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vestMmbr" form:control-implementation="ooo:com.sun.star.form.component.RadioButton" xml:id="control7" form:id="control7" form:label="nein" form:visual-effect="flat" formx:group-name="isInvestMmb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8" form:id="control8" form:label="ja, und zwar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9" form:id="control9" form:label="nein" formx:group-name="isInColSoc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inColSocName" form:control-implementation="ooo:com.sun.star.form.component.TextField" xml:id="control10" form:id="control10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11" form:id="control11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12" form:id="control12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3" form:id="control13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xml:id="control14" form:id="control14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15" form:id="control15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dPseudonym" form:control-implementation="ooo:com.sun.star.form.component.TextField" xml:id="control16" form:id="control16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xml:id="control17" form:id="control17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date form:name="dateOfBirth" form:control-implementation="ooo:com.sun.star.form.component.DateField" xml:id="control18" form:id="control18" form:current-value="1975-01-01" form:max-value="1999-12-31" form:min-value="1913-01-01" form:value="1975-01-01" form:validation="true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OpenMusicContest.org e.V.</text:p>
      <text:p text:style-name="P28">c/o Michalke</text:p>
      <text:p text:style-name="P28">Am Straussenkreuz 11</text:p>
      <text:p text:style-name="P28">40229 Düsseldorf</text:p>
      <text:p text:style-name="P24"/>
      <text:p text:style-name="P3"/>
      <text:p text:style-name="P11">Absichtserklärung<text:line-break/>zum geplanten Beitritt zur<text:line-break/>Cultural Commons Collecting Society<text:line-break/>(C3S)</text:p>
      <text:p text:style-name="P4"/>
      <text:p text:style-name="P5">Bitte die folgenden Seiten aufmerksam lesen,<text:line-break/>dann das Formular ausfüllen und an die C3S senden.</text:p>
      <text:p text:style-name="P2"/>
      <text:p text:style-name="P6"><text:tab/>per Mail:<text:tab/>yes (at) c3s.cc</text:p>
      <text:p text:style-name="P6"/>
      <text:p text:style-name="P6"><text:tab/>per Fax:<text:tab/>Wolfgang Senges<text:line-break/><text:tab/><text:tab/>+49 (0)3212 – 9181818</text:p>
      <text:p text:style-name="P6"/>
      <text:p text:style-name="P6"><text:tab/>per Post:<text:tab/>OpenMusicContest.org e.V.<text:line-break/><text:tab/><text:tab/>c/o Michalke<text:line-break/><text:tab/><text:tab/>Am Straussenkreuz 11</text:p>
      <text:p text:style-name="P25"><text:tab/><text:tab/>40229 Düsseldorf</text:p>
      <text:p text:style-name="P2"/>
      <text:h text:style-name="P29" text:outline-level="1">Absichtserklärung:</text:h>
      <text:p text:style-name="P7"/>
      <text:h text:style-name="P34" text:outline-level="3">So läuft's.</text:h>
      <text:p text:style-name="P2">Step 1 - Du willst dabei sein? Zeig uns mit<text:span text:style-name="T4"> Deiner Unterschrift, dass es los gehen soll!</text:span></text:p>
      <text:p text:style-name="P2">Step 2 - 1.000 Unterschriften - <text:span text:style-name="T4">dann wird die C3S gegründet.</text:span></text:p>
      <text:p text:style-name="P2">Step 3 - Du entscheidest, ob Du <text:span text:style-name="T4">Gründungsmitglied werden und Geschichte schreiben</text:span> möchtest.</text:p>
      <text:p text:style-name="P2"/>
      <text:h text:style-name="P33" text:outline-level="3">Das passiert.</text:h>
      <text:p text:style-name="P2">Mit dem Formular erklärst Du Deine Absicht, bei Gründung <text:span text:style-name="T3">Mitglied der C3S</text:span> werden zu wollen. Dafür wirst Du als Erster benachrichtigt, wann und wo das <text:span text:style-name="T4">Crowdfunding für die Gründung</text:span> startet - noch vor der Öffentlichkeit. Du kannst dann verbindlich Anteile an der C3S erhalten, und Rewards &amp; Goodies in teilweise sehr begrenzter Anzahl. Und <text:span text:style-name="T4">das wird was Großes</text:span>. Etwas, das es ausschließlich bei uns gibt. <text:span text:style-name="T4">Sei bei den Ersten, die auswählen können!</text:span></text:p>
      <text:p text:style-name="P2"/>
      <text:h text:style-name="P33" text:outline-level="3">Making History.</text:h>
      <text:p text:style-name="P2">Als Teilnehmer des Crowdfundings kannst Du <text:span text:style-name="T4">Gründungsmitglied</text:span> der C3S werden.</text:p>
      <text:p text:style-name="P2"/>
      <text:h text:style-name="P33" text:outline-level="3">Keine Haken, keine Ösen.</text:h>
      <text:p text:style-name="P2">Die Absichtserklärung ist zunächst <text:span text:style-name="T4">nicht verbindlich</text:span>. Du wirst durch Deine Unterschrift noch nicht Mitglied. Dir entstehen auch <text:span text:style-name="T4">keine Kosten</text:span>.</text:p>
      <text:p text:style-name="P2"/>
      <text:h text:style-name="P33" text:outline-level="3">Yay! Da bin ich dabei!</text:h>
      <text:p text:style-name="P2">Erst beim Crowdfunding entscheidest Du, ob Du ein Mitglied werden oder einfach die C3S unterstützen möchtest. Das hoffen wir. Und wir freuen uns mächtig drauf.</text:p>
      <text:p text:style-name="P2"/>
      <text:p text:style-name="P8">Also: Formular absenden, rein ins Mosh Pit, rauf auf die Bühne!</text:p>
      <text:h text:style-name="P35" text:outline-level="3">Na, dann – ausfüllen, unterzeichnen, einsenden... und Gründer werden!</text:h>
      <text:p text:style-name="P17"><text:span text:style-name="T3">(1) I</text:span>ch bin <text:span text:style-name="T4">musikalisch schöpferisch an mindestens drei Titeln beteiligt</text:span><text:span text:style-name="T3"> und </text:span>erwäge, die C3S nach Gründung mit der Wahrnehmung der Rechte für mehrere meiner Titel zu beauftragen.</text:p>
      <text:p text:style-name="P12"><text:tab/>(1a) Ich bin tätig als (Mehrfachauswahl möglich):</text:p>
      <text:p text:style-name="P26"><text:tab/><draw:control text:anchor-type="as-char" draw:z-index="8" draw:style-name="gr2" draw:text-style-name="P37" svg:width="3.631cm" svg:height="0.431cm" draw:control="control2"><svg:title>Komponist(in)</svg:title></draw:control></text:p>
      <text:p text:style-name="P22"><text:tab/><draw:control text:anchor-type="as-char" draw:z-index="7" draw:style-name="gr2" draw:text-style-name="P37" svg:width="3.747cm" svg:height="0.431cm" draw:control="control1"><svg:title>Texter(in)</svg:title></draw:control></text:p>
      <text:p text:style-name="P22"><text:tab/><draw:control text:anchor-type="as-char" draw:z-index="9" draw:style-name="gr2" draw:text-style-name="P37" svg:width="5.599cm" svg:height="0.428cm" draw:control="control3"><svg:title>Musikproduzent(in)</svg:title></draw:control></text:p>
      <text:p text:style-name="P22"><text:tab/><draw:control text:anchor-type="as-char" draw:z-index="10" draw:style-name="gr2" draw:text-style-name="P37" svg:width="5.434cm" svg:height="0.429cm" draw:control="control4"><svg:title>Remixer(in)</svg:title></draw:control></text:p>
      <text:p text:style-name="P22"><text:tab/><draw:control text:anchor-type="as-char" draw:z-index="11" draw:style-name="gr2" draw:text-style-name="P37" svg:width="8.827cm" svg:height="0.431cm" draw:control="control5"><svg:title>DJ</svg:title></draw:control></text:p>
      <text:p text:style-name="P16"><text:span text:style-name="T6"><text:tab/></text:span>(1b) Ich bin bereits <text:span text:style-name="T4">Mitglied einer Verwertungsgesellschaft</text:span>.</text:p>
      <text:p text:style-name="P18"><draw:g text:anchor-type="char" draw:z-index="14" draw:style-name="gr6"><draw:control draw:style-name="gr4" draw:text-style-name="P37" svg:width="3.073cm" svg:height="0.593cm" svg:x="1.928cm" svg:y="0.3cm" draw:control="control8"/><draw:control draw:style-name="gr4" draw:text-style-name="P37" svg:width="1.445cm" svg:height="0.523cm" svg:x="1.928cm" svg:y="0.893cm" draw:control="control9"/><draw:control draw:style-name="gr7" draw:text-style-name="P36" svg:width="10.3cm" svg:height="0.701cm" svg:x="5.107cm" svg:y="0cm" draw:control="control10"><svg:title>inColSocName</svg:title></draw:control></draw:g><text:tab/><text:tab/><text:tab/><text:tab/><text:tab/>_________________________________________________</text:p>
      <text:p text:style-name="P9"/>
      <text:p text:style-name="P23"/>
      <text:p text:style-name="P23"/>
      <text:p text:style-name="P23">(2) Ich erwäge eine <text:span text:style-name="T4">fördernde Mitgliedschaft</text:span> in der C3S. Diese Option ist auch offen für Mitglieder anderer Verwertungsgesellschaften, ohne dort auszutreten.</text:p>
      <text:p text:style-name="P10"><draw:g text:anchor-type="char" draw:z-index="12" draw:style-name="gr3"><draw:control draw:style-name="gr4" draw:text-style-name="P37" svg:width="1.777cm" svg:height="0.498cm" svg:x="1.928cm" svg:y="0.406cm" draw:control="control6"/><draw:control draw:style-name="gr4" draw:text-style-name="P37" svg:width="2.133cm" svg:height="0.452cm" svg:x="1.928cm" svg:y="1.05cm" draw:control="control7"/></draw:g><text:tab/></text:p>
      <text:p text:style-name="P10"/>
      <text:p text:style-name="P10"/>
      <text:list xml:id="list4343834594375006214" text:style-name="L1">
        <text:list-header>
          <text:p text:style-name="P13">Meine Kontaktinformationen: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0"><text:span text:style-name="T8">(Bürgerlicher)</text:span><text:span text:style-name="T13"> Vorname</text:span></text:p>
          </table:table-cell>
          <table:table-cell table:style-name="Tabelle1.A1" office:value-type="string">
            <text:p text:style-name="P31"/>
          </table:table-cell>
          <table:table-cell table:style-name="Tabelle1.C1" office:value-type="string">
            <text:p text:style-name="P31"><draw:control text:anchor-type="paragraph" draw:z-index="6" draw:style-name="gr1" draw:text-style-name="P36" svg:width="10.15cm" svg:height="0.701cm" svg:x="0cm" svg:y="0cm" draw:control="control11"/></text:p>
          </table:table-cell>
          <table:table-cell table:style-name="Tabelle1.C1" office:value-type="string">
            <text:p text:style-name="P31"/>
          </table:table-cell>
        </table:table-row>
        <table:table-row>
          <table:table-cell table:style-name="Tabelle1.A1" office:value-type="string">
            <text:p text:style-name="P32"><text:span text:style-name="T8">(Bürgerlicher)</text:span><text:span text:style-name="T13"> Nachname</text:span></text:p>
          </table:table-cell>
          <table:table-cell table:style-name="Tabelle1.A1" office:value-type="string">
            <text:p text:style-name="P31"/>
          </table:table-cell>
          <table:table-cell table:style-name="Tabelle1.C1" office:value-type="string">
            <text:p text:style-name="P31"><draw:control text:anchor-type="paragraph" draw:z-index="5" draw:style-name="gr1" draw:text-style-name="P36" svg:width="10.15cm" svg:height="0.701cm" svg:x="0cm" svg:y="0cm" draw:control="control12"/></text:p>
          </table:table-cell>
          <table:table-cell table:style-name="Tabelle1.C1" office:value-type="string">
            <text:p text:style-name="P31"/>
          </table:table-cell>
        </table:table-row>
        <table:table-row>
          <table:table-cell table:style-name="Tabelle1.A1" office:value-type="string">
            <text:p text:style-name="P14">Email</text:p>
          </table:table-cell>
          <table:table-cell table:style-name="Tabelle1.A1" office:value-type="string">
            <text:p text:style-name="P31"/>
          </table:table-cell>
          <table:table-cell table:style-name="Tabelle1.C1" office:value-type="string">
            <text:p text:style-name="P31"><draw:control text:anchor-type="paragraph" draw:z-index="4" draw:style-name="gr1" draw:text-style-name="P36" svg:width="10.15cm" svg:height="0.701cm" svg:x="0cm" svg:y="0cm" draw:control="control13"/></text:p>
          </table:table-cell>
          <table:table-cell table:style-name="Tabelle1.C1" office:value-type="string">
            <text:p text:style-name="P31"/>
          </table:table-cell>
        </table:table-row>
        <table:table-row>
          <table:table-cell table:style-name="Tabelle1.A1" office:value-type="string">
            <text:p text:style-name="P14">Stadt</text:p>
          </table:table-cell>
          <table:table-cell table:style-name="Tabelle1.A1" office:value-type="string">
            <text:p text:style-name="P31"/>
          </table:table-cell>
          <table:table-cell table:style-name="Tabelle1.C1" office:value-type="string">
            <text:p text:style-name="P31"><draw:control text:anchor-type="paragraph" draw:z-index="3" draw:style-name="gr1" draw:text-style-name="P36" svg:width="10.15cm" svg:height="0.701cm" svg:x="0cm" svg:y="0cm" draw:control="control14"/></text:p>
          </table:table-cell>
          <table:table-cell table:style-name="Tabelle1.C1" office:value-type="string">
            <text:p text:style-name="P31"/>
          </table:table-cell>
        </table:table-row>
        <table:table-row>
          <table:table-cell table:style-name="Tabelle1.A1" office:value-type="string">
            <text:p text:style-name="P14">Land</text:p>
          </table:table-cell>
          <table:table-cell table:style-name="Tabelle1.A1" office:value-type="string">
            <text:p text:style-name="P31"/>
          </table:table-cell>
          <table:table-cell table:style-name="Tabelle1.C1" office:value-type="string">
            <text:p text:style-name="P31"><draw:control text:anchor-type="paragraph" draw:z-index="2" draw:style-name="gr1" draw:text-style-name="P36" svg:width="10.15cm" svg:height="0.701cm" svg:x="0cm" svg:y="0cm" draw:control="control15"/></text:p>
          </table:table-cell>
          <table:table-cell table:style-name="Tabelle1.C1" office:value-type="string">
            <text:p text:style-name="P31"/>
          </table:table-cell>
        </table:table-row>
        <table:table-row>
          <table:table-cell table:style-name="Tabelle1.A1" office:value-type="string">
            <text:p text:style-name="P15"><text:span text:style-name="T10">Geburtsdatum </text:span><text:span text:style-name="T9">(TT.MM.JJJJ)</text:span></text:p>
          </table:table-cell>
          <table:table-cell table:style-name="Tabelle1.A1" office:value-type="string">
            <text:p text:style-name="P31"/>
          </table:table-cell>
          <table:table-cell table:style-name="Tabelle1.C6" office:value-type="string">
            <text:p text:style-name="P31"><draw:control text:anchor-type="paragraph" draw:z-index="13" draw:style-name="gr5" draw:text-style-name="P36" svg:width="3.514cm" svg:height="0.701cm" svg:x="0cm" svg:y="0cm" draw:control="control18"/></text:p>
          </table:table-cell>
          <table:table-cell table:style-name="Tabelle1.A1" office:value-type="string">
            <text:p text:style-name="P31"/>
          </table:table-cell>
        </table:table-row>
        <table:table-row>
          <table:table-cell table:style-name="Tabelle1.A1" office:value-type="string">
            <text:p text:style-name="P15"><text:span text:style-name="T7">optional:</text:span><text:span text:style-name="T10"> Band/Künstlername</text:span></text:p>
          </table:table-cell>
          <table:table-cell table:style-name="Tabelle1.A1" office:value-type="string">
            <text:p text:style-name="P31"/>
          </table:table-cell>
          <table:table-cell table:style-name="Tabelle1.C6" office:value-type="string">
            <text:p text:style-name="P31"><draw:control text:anchor-type="paragraph" draw:z-index="1" draw:style-name="gr1" draw:text-style-name="P36" svg:width="10.15cm" svg:height="0.701cm" svg:x="0cm" svg:y="0cm" draw:control="control16"/></text:p>
          </table:table-cell>
          <table:table-cell table:style-name="Tabelle1.C6" office:value-type="string">
            <text:p text:style-name="P31"/>
          </table:table-cell>
        </table:table-row>
        <table:table-row>
          <table:table-cell table:style-name="Tabelle1.A1" office:value-type="string">
            <text:p text:style-name="P15"><text:span text:style-name="T7">optional:</text:span><text:span text:style-name="T10"> Homepage</text:span></text:p>
          </table:table-cell>
          <table:table-cell table:style-name="Tabelle1.A1" office:value-type="string">
            <text:p text:style-name="P31"/>
          </table:table-cell>
          <table:table-cell table:style-name="Tabelle1.C6" office:value-type="string">
            <text:p text:style-name="P31"><draw:control text:anchor-type="paragraph" draw:z-index="0" draw:style-name="gr1" draw:text-style-name="P36" svg:width="10.15cm" svg:height="0.701cm" svg:x="0cm" svg:y="0cm" draw:control="control17"/></text:p>
          </table:table-cell>
          <table:table-cell table:style-name="Tabelle1.C6" office:value-type="string">
            <text:p text:style-name="P31"/>
          </table:table-cell>
        </table:table-row>
      </table:table>
      <text:list xml:id="list1801268373" text:continue-numbering="true" text:style-name="L1">
        <text:list-header>
          <text:p text:style-name="P13"/>
        </text:list-header>
      </text:list>
      <text:p text:style-name="P19"/>
      <text:p text:style-name="P19"/>
      <text:p text:style-name="P19"/>
      <text:p text:style-name="P19"/>
      <text:p text:style-name="P20">______________<text:tab/>__________________________<text:tab/>_____________________________</text:p>
      <text:p text:style-name="P21"><text:span text:style-name="T11">Datum<text:tab/>Ort<text:tab/></text:span><text:span text:style-name="T12">Unterschrif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charset="x-symbol"/>
    <style:font-face style:name="OpenSymbol" svg:font-family="OpenSymbol"/>
    <style:font-face style:name="Lucida Sans1" svg:font-family="'Lucida Sans'" style:font-family-generic="swiss"/>
    <style:font-face style:name="Signika" svg:font-family="Signika" style:font-pitch="variable"/>
    <style:font-face style:name="Signika Negative" svg:font-family="'Signika Negativ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style:contextual-spacing="false">
        <style:tab-stops>
          <style:tab-stop style:position="1cm"/>
        </style:tab-stops>
      </style:paragraph-properties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cm" style:contextual-spacing="false" style:page-number="auto" text:number-lines="false" text:line-number="0"/>
      <style:text-properties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paragraph-rsid="00264192" style:font-size-asian="8pt" style:font-size-complex="8pt"/>
    </style:style>
    <style:style style:name="MT1" style:family="text">
      <style:text-properties officeooo:rsid="00264192"/>
    </style:style>
    <style:style style:name="MT2" style:family="text">
      <style:text-properties officeooo:rsid="00269fd7"/>
    </style:style>
    <style:page-layout style:name="Mpm1">
      <style:page-layout-properties fo:page-width="21.001cm" fo:page-height="29.7cm" style:num-format="1" style:print-orientation="portrait" fo:margin-top="2.499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 DOIv2 </text:span><text:span text:style-name="MT2">de</text:span><text:span text:style-name="MT1"> 2013-05-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enges</meta:initial-creator>
    <meta:creation-date>2013-05-03T13:30:05</meta:creation-date>
    <dc:date>2013-05-26T11:36:48</dc:date>
    <meta:editing-duration>P1DT1H35M22S</meta:editing-duration>
    <meta:editing-cycles>39</meta:editing-cycles>
    <meta:generator>LibreOffice/4.0.2.2$Linux_X86_64 LibreOffice_project/400m0$Build-2</meta:generator>
    <meta:printed-by>Wolfgang Senges</meta:printed-by>
    <meta:print-date>2013-05-04T16:56:39</meta:print-date>
    <meta:document-statistic meta:table-count="1" meta:image-count="0" meta:object-count="0" meta:page-count="3" meta:paragraph-count="49" meta:word-count="349" meta:character-count="2494" meta:non-whitespace-character-count="2163"/>
  </office:meta>
</office:document-meta>
</file>